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5cfea"/>
    </style:style>
    <style:style style:name="P2" style:family="paragraph" style:parent-style-name="Standard">
      <style:text-properties fo:language="en" fo:country="US" officeooo:rsid="0015cfea" officeooo:paragraph-rsid="0015cfea"/>
    </style:style>
    <style:style style:name="P3" style:family="paragraph" style:parent-style-name="Standard">
      <style:text-properties fo:language="en" fo:country="US" officeooo:rsid="0015cfea" officeooo:paragraph-rsid="00364604"/>
    </style:style>
    <style:style style:name="P4" style:family="paragraph" style:parent-style-name="Standard">
      <style:text-properties fo:language="en" fo:country="US" officeooo:rsid="0015cfea" officeooo:paragraph-rsid="0036f4c2"/>
    </style:style>
    <style:style style:name="P5" style:family="paragraph" style:parent-style-name="Standard">
      <style:text-properties fo:language="en" fo:country="US" officeooo:rsid="0015cfea" officeooo:paragraph-rsid="003f640c"/>
    </style:style>
    <style:style style:name="P6" style:family="paragraph" style:parent-style-name="Standard">
      <style:text-properties fo:language="en" fo:country="US" officeooo:paragraph-rsid="00364604"/>
    </style:style>
    <style:style style:name="P7" style:family="paragraph" style:parent-style-name="Standard">
      <style:text-properties fo:language="en" fo:country="US" officeooo:rsid="0024317f" officeooo:paragraph-rsid="0015cfea"/>
    </style:style>
    <style:style style:name="P8" style:family="paragraph" style:parent-style-name="Standard">
      <style:text-properties fo:language="en" fo:country="US" officeooo:rsid="0024317f" officeooo:paragraph-rsid="0036f4c2"/>
    </style:style>
    <style:style style:name="P9" style:family="paragraph" style:parent-style-name="Standard">
      <style:text-properties fo:language="en" fo:country="US" officeooo:paragraph-rsid="0036f4c2"/>
    </style:style>
    <style:style style:name="P10" style:family="paragraph" style:parent-style-name="Standard">
      <style:text-properties fo:language="en" fo:country="US" officeooo:paragraph-rsid="003f640c"/>
    </style:style>
    <style:style style:name="P11" style:family="paragraph" style:parent-style-name="Text_20_body">
      <style:text-properties officeooo:paragraph-rsid="00364604"/>
    </style:style>
    <style:style style:name="P12" style:family="paragraph" style:parent-style-name="Text_20_body">
      <style:text-properties fo:language="en" fo:country="US" officeooo:rsid="0017f654" officeooo:paragraph-rsid="00386869"/>
    </style:style>
    <style:style style:name="P13" style:family="paragraph" style:parent-style-name="Text_20_body">
      <style:text-properties fo:language="en" fo:country="US" officeooo:rsid="0015cfea" officeooo:paragraph-rsid="0038078c"/>
    </style:style>
    <style:style style:name="P14" style:family="paragraph" style:parent-style-name="Text_20_body">
      <style:text-properties fo:language="en" fo:country="US" officeooo:rsid="002c9cfd" officeooo:paragraph-rsid="004346fe"/>
    </style:style>
    <style:style style:name="P15" style:family="paragraph" style:parent-style-name="Text_20_body">
      <style:text-properties fo:language="en" fo:country="US" officeooo:rsid="002c9cfd" officeooo:paragraph-rsid="004399d5"/>
    </style:style>
    <style:style style:name="P16" style:family="paragraph" style:parent-style-name="Text_20_body">
      <style:text-properties officeooo:paragraph-rsid="0041e361"/>
    </style:style>
    <style:style style:name="P17" style:family="paragraph" style:parent-style-name="Heading">
      <style:text-properties fo:language="en" fo:country="US" officeooo:rsid="001c95f2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1">
      <style:text-properties fo:language="en" fo:country="US" officeooo:paragraph-rsid="0015e793"/>
    </style:style>
    <style:style style:name="P20" style:family="paragraph" style:parent-style-name="Heading_20_1">
      <style:text-properties fo:language="en" fo:country="US" officeooo:rsid="0015cfea" officeooo:paragraph-rsid="0038078c"/>
    </style:style>
    <style:style style:name="P21" style:family="paragraph" style:parent-style-name="Heading_20_1">
      <style:text-properties fo:language="en" fo:country="US" officeooo:rsid="0017f654" officeooo:paragraph-rsid="00296c85"/>
    </style:style>
    <style:style style:name="P22" style:family="paragraph" style:parent-style-name="Heading_20_1">
      <style:text-properties fo:language="en" fo:country="US" officeooo:rsid="0017f654" officeooo:paragraph-rsid="002c9cfd"/>
    </style:style>
    <style:style style:name="P23" style:family="paragraph" style:parent-style-name="Heading_20_1">
      <style:text-properties fo:language="en" fo:country="US" officeooo:rsid="0017f654" officeooo:paragraph-rsid="002e6115"/>
    </style:style>
    <style:style style:name="P24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 officeooo:rsid="002c9cfd"/>
    </style:style>
    <style:style style:name="T7" style:family="text">
      <style:text-properties fo:language="en" fo:country="US" officeooo:rsid="002e6115"/>
    </style:style>
    <style:style style:name="T8" style:family="text">
      <style:text-properties fo:language="en" fo:country="US" officeooo:rsid="002f0340"/>
    </style:style>
    <style:style style:name="T9" style:family="text">
      <style:text-properties fo:language="en" fo:country="US" officeooo:rsid="0030a059"/>
    </style:style>
    <style:style style:name="T10" style:family="text">
      <style:text-properties fo:language="en" fo:country="US" officeooo:rsid="00339368"/>
    </style:style>
    <style:style style:name="T11" style:family="text">
      <style:text-properties fo:language="en" fo:country="US" officeooo:rsid="00354af0"/>
    </style:style>
    <style:style style:name="T12" style:family="text">
      <style:text-properties fo:language="en" fo:country="US" officeooo:rsid="00326f6b"/>
    </style:style>
    <style:style style:name="T13" style:family="text">
      <style:text-properties fo:language="en" fo:country="US" officeooo:rsid="003f21d3"/>
    </style:style>
    <style:style style:name="T14" style:family="text">
      <style:text-properties fo:language="en" fo:country="US" officeooo:rsid="003f640c"/>
    </style:style>
    <style:style style:name="T15" style:family="text">
      <style:text-properties fo:language="en" fo:country="US" officeooo:rsid="0015cfea"/>
    </style:style>
    <style:style style:name="T16" style:family="text">
      <style:text-properties fo:language="en" fo:country="US" officeooo:rsid="0041e361"/>
    </style:style>
    <style:style style:name="T17" style:family="text">
      <style:text-properties officeooo:rsid="0025df64"/>
    </style:style>
    <style:style style:name="T18" style:family="text">
      <style:text-properties officeooo:rsid="0027016a"/>
    </style:style>
    <style:style style:name="T19" style:family="text">
      <style:text-properties officeooo:rsid="00296c85"/>
    </style:style>
    <style:style style:name="T20" style:family="text">
      <style:text-properties officeooo:rsid="002ac4b6"/>
    </style:style>
    <style:style style:name="T21" style:family="text">
      <style:text-properties officeooo:rsid="002c9cfd"/>
    </style:style>
    <style:style style:name="T22" style:family="text">
      <style:text-properties officeooo:rsid="002e6115"/>
    </style:style>
    <style:style style:name="T23" style:family="text">
      <style:text-properties officeooo:rsid="002f0340"/>
    </style:style>
    <style:style style:name="T24" style:family="text">
      <style:text-properties officeooo:rsid="0030a059"/>
    </style:style>
    <style:style style:name="T25" style:family="text">
      <style:text-properties officeooo:rsid="00326f6b"/>
    </style:style>
    <style:style style:name="T26" style:family="text">
      <style:text-properties officeooo:rsid="00354af0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29" style:family="text">
      <style:text-properties fo:font-style="italic" style:text-underline-style="none" officeooo:rsid="0024317f" style:font-style-asian="italic" style:font-style-complex="italic"/>
    </style:style>
    <style:style style:name="T30" style:family="text">
      <style:text-properties officeooo:rsid="0036f4c2"/>
    </style:style>
    <style:style style:name="T31" style:family="text">
      <style:text-properties fo:font-style="normal" style:text-underline-style="none" officeooo:rsid="0036f4c2" style:font-style-asian="normal" style:font-style-complex="normal"/>
    </style:style>
    <style:style style:name="T32" style:family="text">
      <style:text-properties fo:font-style="normal" style:text-underline-style="none" officeooo:rsid="0030a059" style:font-style-asian="normal" style:font-style-complex="normal"/>
    </style:style>
    <style:style style:name="T33" style:family="text">
      <style:text-properties fo:font-style="normal" style:text-underline-style="none" officeooo:rsid="003f640c" style:font-style-asian="normal" style:font-style-complex="normal"/>
    </style:style>
    <style:style style:name="T34" style:family="text">
      <style:text-properties fo:font-style="normal" style:text-underline-style="none" officeooo:rsid="003ff64b" style:font-style-asian="normal" style:font-style-complex="normal"/>
    </style:style>
    <style:style style:name="T35" style:family="text">
      <style:text-properties officeooo:rsid="0038078c"/>
    </style:style>
    <style:style style:name="T36" style:family="text">
      <style:text-properties officeooo:rsid="00386869"/>
    </style:style>
    <style:style style:name="T37" style:family="text">
      <style:text-properties officeooo:rsid="003980d6"/>
    </style:style>
    <style:style style:name="T38" style:family="text">
      <style:text-properties officeooo:rsid="003a5d9e"/>
    </style:style>
    <style:style style:name="T39" style:family="text">
      <style:text-properties officeooo:rsid="0041e361"/>
    </style:style>
    <style:style style:name="T40" style:family="text">
      <style:text-properties officeooo:rsid="00493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ct thoughts</text:p>
      <text:h text:style-name="P18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"><text:span text:style-name="T1">Question : <text:tab/>G</text:span><text:span text:style-name="T23">ET_RESOURCE </text:span><text:span text:style-name="T40">+ ressource_name</text:span></text:p>
      <text:p text:style-name="P3">Answer : <text:tab/>D<text:span text:style-name="T24">O_NOT_HAVE_IT </text:span></text:p>
      <text:p text:style-name="P6"><text:span text:style-name="T1"><text:tab/><text:tab/></text:span><text:span text:style-name="T4">OK</text:span><text:span text:style-name="T1">_</text:span><text:span text:style-name="T24">IT_IS_YOURS</text:span></text:p>
      <text:p text:style-name="P2"/>
      <text:p text:style-name="P3">Question :<text:tab/>F<text:span text:style-name="T23">REE_RESOURCE</text:span></text:p>
      <text:p text:style-name="P3">Answer :<text:tab/>I_<text:span text:style-name="T24">DO_NOT_HAVE_IT</text:span></text:p>
      <text:p text:style-name="P6"><text:span text:style-name="T1"><text:tab/><text:tab/></text:span><text:span text:style-name="T4">OK</text:span><text:span text:style-name="T1">_</text:span><text:span text:style-name="T24">IT_IS_NOT_YOURS_ANYMORE</text:span></text:p>
      <text:p text:style-name="P2"/>
      <text:p text:style-name="P3">Question :<text:tab/><text:span text:style-name="T23">JOIN</text:span><text:span text:style-name="T24">{{</text:span><text:span text:style-name="T5"> + </text:span><text:span text:style-name="T18">Participant_Me.to_string() </text:span><text:span text:style-name="T24">+ }}</text:span></text:p>
      <text:p text:style-name="P3">Answer :<text:tab/><text:span text:style-name="T5">OK_</text:span><text:span text:style-name="T24">I_ADD_YOU</text:span></text:p>
      <text:p text:style-name="P3"><text:span text:style-name="T5"><text:tab/><text:tab/>N</text:span><text:span text:style-name="T24">O_WE_DO_NOT_LIKE_YO</text:span><text:span text:style-name="T36">U</text:span></text:p>
      <text:p text:style-name="P7"/>
      <text:p text:style-name="P3"><text:span text:style-name="T5">Question</text:span> :<text:tab/><text:span text:style-name="T23">GET_PARTICIPANTS</text:span></text:p>
      <text:p text:style-name="P3"><text:span text:style-name="T5">Answer</text:span> :<text:tab/><text:span text:style-name="T25">PARTICIPANTS{{ + </text:span><text:span text:style-name="T17">Participants_List.to_string() </text:span><text:span text:style-name="T25">+ }}</text:span></text:p>
      <text:p text:style-name="P8"/>
      <text:p text:style-name="P4"><text:span text:style-name="T5">Question</text:span> :<text:tab/><text:span text:style-name="T23">GET_</text:span><text:span text:style-name="T30">CRITICAL_REGION</text:span><text:span text:style-name="T24"> </text:span>+ <text:span text:style-name="T27">Clock</text:span></text:p>
      <text:p text:style-name="P9"><text:span text:style-name="T29">Answer :<text:tab/></text:span><text:span text:style-name="T31">CRITICAL_REGION</text:span><text:span text:style-name="T32"> _</text:span><text:span text:style-name="T31">LIST</text:span><text:span text:style-name="T32"> </text:span><text:span text:style-name="T29">+ </text:span><text:span text:style-name="T28">Clock</text:span></text:p>
      <text:h text:style-name="P19" text:outline-level="1"><text:span text:style-name="T1">How to </text:span><text:span text:style-name="T2">start a critical region</text:span><text:span text:style-name="T1"> ?</text:span></text:h>
      <text:p text:style-name="P12"><text:span text:style-name="T36">Send to all that you want the critical region with your clock. Everyone answers with the corresponding critical region list. The list is computed thanks to an order</text:span><text:span text:style-name="T37">ed relation</text:span><text:span text:style-name="T36"> : clock and then </text:span><text:span text:style-name="T37">PID</text:span><text:span text:style-name="T36"> i</text:span><text:span text:style-name="T37">n</text:span><text:span text:style-name="T36"> case of </text:span><text:span text:style-name="T38">equality.</text:span></text:p>
      <text:h text:style-name="P20" text:outline-level="1">How to get a resource ?</text:h>
      <text:p text:style-name="P13"/>
      <text:h text:style-name="P21" text:outline-level="1"><text:span text:style-name="T1">How</text:span><text:span text:style-name="T2"> </text:span><text:span text:style-name="T19">should a </text:span><text:span text:style-name="T20">Participant be sent over the net</text:span><text:span text:style-name="T1"> ?</text:span></text:h>
      <text:p text:style-name="P15">PID//<text:span text:style-name="T39">PORT//</text:span> resource1;;resource2;;resource3</text:p>
      <text:h text:style-name="P22" text:outline-level="1"><text:span text:style-name="T1">How</text:span><text:span text:style-name="T2"> </text:span><text:span text:style-name="T19">should a </text:span><text:span text:style-name="T21">list of </text:span><text:span text:style-name="T20">Participant be sent over the net</text:span><text:span text:style-name="T1"> ?</text:span></text:h>
      <text:p text:style-name="P14">PID1//<text:span text:style-name="T39">PORT//</text:span>resource1;;resource2;;resource3:::PID2//<text:span text:style-name="T39">PORT//</text:span>resource1;;resource2;;resource3</text:p>
      <text:h text:style-name="P23" text:outline-level="1"><text:span text:style-name="T1">How</text:span><text:span text:style-name="T2"> </text:span><text:span text:style-name="T35">to make the</text:span><text:span text:style-name="T22"> Join Request be made</text:span><text:span text:style-name="T1"> ?</text:span></text:h>
      <text:p text:style-name="P16"><text:span text:style-name="T7">Message : </text:span><text:span text:style-name="T8">JOIN</text:span><text:span text:style-name="T9">{{</text:span><text:span text:style-name="T6">PID//</text:span><text:span text:style-name="T16">PORT//</text:span><text:span text:style-name="T6">resource1;;resource2;;resource3</text:span><text:span text:style-name="T10">}} </text:span></text:p>
      <text:h text:style-name="P24" text:outline-level="1"><text:span text:style-name="T1">How</text:span><text:span text:style-name="T2"> </text:span><text:span text:style-name="T35">to answer to</text:span><text:span text:style-name="T19"> </text:span><text:span text:style-name="T22">the </text:span><text:span text:style-name="T26">Participant</text:span><text:span text:style-name="T22"> </text:span><text:span text:style-name="T26">request</text:span><text:span text:style-name="T1"> ?</text:span></text:h>
      <text:p text:style-name="P11"><text:span text:style-name="T7">Message : </text:span><text:span text:style-name="T11">GET_PARTICIPANTS </text:span></text:p>
      <text:p text:style-name="P16"><text:span text:style-name="T11">Answer : </text:span><text:span text:style-name="T12">PARTICIPANTS{{</text:span><text:span text:style-name="T6">PID1 //</text:span><text:span text:style-name="T16"> PORT //</text:span><text:span text:style-name="T6"> resource1;;resource2;;resource3:::PID2//</text:span><text:span text:style-name="T16">PORT//</text:span><text:span text:style-name="T6"> resource1;;resource2;;resource3</text:span><text:span text:style-name="T12">}}</text:span></text:p>
      <text:h text:style-name="Heading_20_1" text:outline-level="1"><text:soft-page-break/><text:span text:style-name="T13">How to </text:span><text:span text:style-name="T14">answer the critical region request</text:span><text:span text:style-name="T15"> ?</text:span></text:h>
      <text:p text:style-name="P5"><text:span text:style-name="T5">Question</text:span> :<text:tab/><text:span text:style-name="T23">GET_</text:span><text:span text:style-name="T30">CRITICAL_REGION</text:span><text:span text:style-name="T24"> </text:span>+ <text:span text:style-name="T27">Clock</text:span></text:p>
      <text:p text:style-name="P10"><text:span text:style-name="T29">Answer :<text:tab/></text:span><text:span text:style-name="T33">{{ PID // CLOCK:::PID2</text:span><text:span text:style-name="T34"> //</text:span><text:span text:style-name="T33"> CLOCK2}}</text:span><text:span text:style-name="T32"> </text:span><text:span text:style-name="T29">+ </text:span><text:span text:style-name="T28">Clo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1T12:28:08</dc:date>
    <dc:creator>gabriel mabille</dc:creator>
    <meta:editing-duration>PT7H55M15S</meta:editing-duration>
    <meta:editing-cycles>53</meta:editing-cycles>
    <meta:generator>LibreOffice/4.0.2.2$Linux_X86_64 LibreOffice_project/400m0$Build-2</meta:generator>
    <meta:document-statistic meta:table-count="0" meta:image-count="0" meta:object-count="0" meta:page-count="2" meta:paragraph-count="30" meta:word-count="188" meta:character-count="1401" meta:non-whitespace-character-count="1232"/>
  </office:meta>
</office:document-meta>
</file>